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0.6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7d1d5"/>
    </style:style>
    <style:style style:name="ce4" style:family="table-cell" style:parent-style-name="Default">
      <style:table-cell-properties fo:background-color="#f7d1d5"/>
      <style:map style:condition="cell-content()=0" style:apply-style-name="Null" style:base-cell-address="Tabelle2.B2"/>
      <style:map style:condition="cell-content()=-4" style:apply-style-name="MINUS4" style:base-cell-address="Tabelle2.B2"/>
      <style:map style:condition="cell-content()&lt;0" style:apply-style-name="Negativ" style:base-cell-address="Tabelle2.B2"/>
    </style:style>
    <style:style style:name="ce5" style:family="table-cell" style:parent-style-name="Default">
      <style:map style:condition="cell-content()=0" style:apply-style-name="Null" style:base-cell-address="Tabelle2.B2"/>
      <style:map style:condition="cell-content()=-4" style:apply-style-name="MINUS4" style:base-cell-address="Tabelle2.B2"/>
      <style:map style:condition="cell-content()&lt;0" style:apply-style-name="Negativ" style:base-cell-address="Tabelle2.B2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outsat_mod1residue0,p_n0to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number-columns-repeated="7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Tabelle2" table:style-name="ta1">
        <table:table-column table:style-name="co15" table:default-cell-style-name="ce1"/>
        <table:table-column table:style-name="co15" table:number-columns-repeated="20" table:default-cell-style-name="ce5"/>
        <table:table-column table:style-name="co15" table:default-cell-style-name="Default"/>
        <table:table-row table:style-name="ro2"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Default" table:number-columns-repeated="1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-1" calcext:value-type="float">
            <text:p>-1</text:p>
          </table:table-cell>
          <table:table-cell/>
        </table:table-row>
        <calcext:conditional-formats>
          <calcext:conditional-format calcext:target-range-address="Tabelle2.B3:Tabelle2.U101">
            <calcext:condition calcext:apply-style-name="Null" calcext:value="=0" calcext:base-cell-address="Tabelle2.B2"/>
            <calcext:condition calcext:apply-style-name="MINUS4" calcext:value="=-4" calcext:base-cell-address="Tabelle2.B2"/>
            <calcext:condition calcext:apply-style-name="Negativ" calcext:value="&lt;0" calcext:base-cell-address="Tabelle2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ull" style:family="table-cell" style:parent-style-name="Default">
      <style:table-cell-properties fo:background-color="#ffbf00"/>
    </style:style>
    <style:style style:name="Negativ" style:family="table-cell" style:parent-style-name="Default">
      <style:table-cell-properties fo:background-color="#81aca6"/>
    </style:style>
    <style:style style:name="MINUS4" style:family="table-cell" style:parent-style-name="Default">
      <style:table-cell-properties fo:background-color="#f10d0c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0T14:52:01.208216580</dc:date>
    <meta:editing-duration>PT24M11S</meta:editing-duration>
    <meta:editing-cycles>2</meta:editing-cycles>
    <meta:generator>LibreOffice/7.3.6.2$Linux_X86_64 LibreOffice_project/30$Build-2</meta:generator>
    <meta:document-statistic meta:table-count="2" meta:cell-count="4110" meta:object-count="0"/>
  </office:meta>
</office:document-meta>
</file>